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6917in"/>
    </style:style>
    <style:style style:name="Tabla1.B" style:family="table-column">
      <style:table-column-properties style:column-width="1.8049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5in" style:rel-width="100%" fo:margin-left="0in" table:align="left" style:shadow="none"/>
    </style:style>
    <style:style style:name="Tabla2.A" style:family="table-column">
      <style:table-column-properties style:column-width="0.691in" style:rel-column-width="995*"/>
    </style:style>
    <style:style style:name="Tabla2.B" style:family="table-column">
      <style:table-column-properties style:column-width="1.8042in" style:rel-column-width="2598*"/>
    </style:style>
    <style:style style:name="Tabla2.C" style:family="table-column">
      <style:table-column-properties style:column-width="6.9299in" style:rel-column-width="9979*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3" style:family="table">
      <style:table-properties style:width="6.9299in" table:align="margins" style:shadow="none"/>
    </style:style>
    <style:style style:name="Tabla3.A" style:family="table-column">
      <style:table-column-properties style:column-width="0.8083in" style:rel-column-width="1164*"/>
    </style:style>
    <style:style style:name="Tabla3.B" style:family="table-column">
      <style:table-column-properties style:column-width="2.2528in" style:rel-column-width="3245*"/>
    </style:style>
    <style:style style:name="Tabla3.C" style:family="table-column">
      <style:table-column-properties style:column-width="3.8694in" style:rel-column-width="5574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terp_5f_default_5f_8">
      <style:text-properties style:font-name="Ubuntu Condensed" officeooo:rsid="0001f3b0" officeooo:paragraph-rsid="00059831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 Condensed" fo:font-size="9pt" fo:font-weight="normal" officeooo:rsid="001f60e2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4ca80c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2d7f8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4d048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paragraph-rsid="003f1e3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paragraph-rsid="003f8ab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ca80c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style:text-underline-style="none" fo:font-weight="normal" officeooo:rsid="003d0174" style:font-name-asian="Bitstream Vera Sans" style:font-weight-asian="normal" style:font-name-complex="Bitstream Vera Sans" style:font-weight-complex="normal"/>
    </style:style>
    <style:style style:name="T3" style:family="text">
      <style:text-properties officeooo:rsid="002cdbb5"/>
    </style:style>
    <style:style style:name="T4" style:family="text">
      <style:text-properties officeooo:rsid="002d7f86"/>
    </style:style>
    <style:style style:name="T5" style:family="text">
      <style:text-properties style:font-name="Helvetica" fo:font-size="8pt" officeooo:rsid="0001f3b0" style:font-size-asian="8pt" style:font-size-complex="8pt"/>
    </style:style>
    <style:style style:name="T6" style:family="text">
      <style:text-properties officeooo:rsid="00320796"/>
    </style:style>
    <style:style style:name="T7" style:family="text">
      <style:text-properties officeooo:rsid="0032f002"/>
    </style:style>
    <style:style style:name="T8" style:family="text">
      <style:text-properties officeooo:rsid="0017b6d8"/>
    </style:style>
    <style:style style:name="T9" style:family="text">
      <style:text-properties officeooo:rsid="003b1d09"/>
    </style:style>
    <style:style style:name="T10" style:family="text">
      <style:text-properties officeooo:rsid="003d0174"/>
    </style:style>
    <style:style style:name="T11" style:family="text">
      <style:text-properties officeooo:rsid="003e9ad5"/>
    </style:style>
    <style:style style:name="T12" style:family="text">
      <style:text-properties officeooo:rsid="003f8ab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e9ad5" style:font-weight-asian="bold" style:font-weight-complex="bold"/>
    </style:style>
    <style:style style:name="T15" style:family="text">
      <style:text-properties officeooo:rsid="00448566"/>
    </style:style>
    <style:style style:name="T16" style:family="text">
      <style:text-properties officeooo:rsid="0045c202"/>
    </style:style>
    <style:style style:name="T17" style:family="text">
      <style:text-properties officeooo:rsid="004b95b4"/>
    </style:style>
    <style:style style:name="T18" style:family="text">
      <style:text-properties officeooo:rsid="004ca80c"/>
    </style:style>
    <style:style style:name="T19" style:family="text">
      <style:text-properties officeooo:rsid="004d0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4">s</text:span></text:p>
          </table:table-cell>
          <table:table-cell table:style-name="Tabla1.A1" office:value-type="string">
            <text:p text:style-name="P8">Generals</text:p>
          </table:table-cell>
          <table:table-cell table:style-name="Tabla1.C1" office:value-type="string">
            <text:p text:style-name="P7">Product<text:span text:style-name="T6">s</text:span></text:p>
          </table:table-cell>
        </table:table-row>
      </table:table>
      <text:p text:style-name="P4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<text:text-input text:description="&lt;o.date_order&gt;">start date</text:text-input></text:p>
            <text:p text:style-name="P14"><text:span text:style-name="T19"><text:text-input text:description="&lt;o.flight_in&gt;">flight_in</text:text-input></text:span></text:p>
            <text:p text:style-name="P13"><text:span text:style-name="T7"><text:text-input text:description="&lt;o.end_date&gt;">end date</text:text-input></text:span></text:p>
            <text:p text:style-name="P14"><text:span text:style-name="T19"><text:text-input text:description="&lt;o.flight_out&gt;">flight out</text:text-input></text:span></text:p>
          </table:table-cell>
          <table:table-cell table:style-name="Tabla2.A1" office:value-type="string">
            <text:p text:style-name="P17"><text:span text:style-name="T14">Lead name</text:span><text:span text:style-name="T11">:</text:span></text:p>
            <text:p text:style-name="P17"><text:text-input text:description="&lt;o.lead_name&gt;">lead name</text:text-input> <text:span text:style-name="T8">(</text:span><text:span text:style-name="T8"><text:text-input text:description="&lt;count(o.pax_ids)&gt;">paxs</text:text-input></text:span><text:span text:style-name="T8">)</text:span></text:p>
            <text:p text:style-name="P22"><text:span text:style-name="T13">Reference</text:span>:</text:p>
            <text:p text:style-name="P15"><text:span text:style-name="T9"><text:text-input text:description="&lt;o.name&gt;">reference</text:text-input></text:span></text:p>
          </table:table-cell>
          <table:table-cell table:style-name="Tabla2.C1" office:value-type="string">
            <text:p text:style-name="P18"><text:span text:style-name="T10"><text:text-input text:description="&lt;for each=&quot;l in o.order_line&quot;&gt;">start products</text:text-input></text:span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9"><text:span text:style-name="T12"><text:text-input text:description="&lt;l.start_date&gt;">start</text:text-input></text:span></text:p>
                  <text:p text:style-name="P20"><text:span text:style-name="T12"><text:text-input text:description="&lt;l.end_date&gt;">end</text:text-input></text:span></text:p>
                </table:table-cell>
                <table:table-cell table:style-name="Tabla3.A1" office:value-type="string">
                  <text:p text:style-name="P18"><text:span text:style-name="T10"><text:text-input text:description="&lt;l.name&gt;">product</text:text-input></text:span></text:p>
                  <text:p text:style-name="P16"><text:span text:style-name="T15">(</text:span><text:text-input text:description="&lt;l.reservation_number&gt;">confirmation</text:text-input><text:span text:style-name="T15">)</text:span></text:p>
                </table:table-cell>
                <table:table-cell table:style-name="Tabla3.C1" office:value-type="string">
                  <text:p text:style-name="P10"><text:text-input text:description="&lt;if test=&quot;l.sale_context_id.category_id.id == 6&quot;&gt;">hotel</text:text-input></text:p>
                  <text:p text:style-name="P23"><text:text-input text:description="&lt;l.hotel_2_meal_plan_id.name&gt;">meal plan</text:text-input></text:p>
                  <text:p text:style-name="P18"><text:text-input text:description="&lt;for each=&quot;r in l.sale_context_id.hotel_1_rooming_ids&quot;&gt;">start for rooming</text:text-input></text:p>
                  <text:p text:style-name="P21"><text:text-input text:description="&lt;r.quantity&gt;">quantity</text:text-input> <text:text-input text:description="&lt;r.room&gt;">room</text:text-input> <text:span text:style-name="T16"><text:text-input text:description="&lt;r.room_type_id.name&gt;">type</text:text-input></text:span><text:span text:style-name="T16"> <text:s/>Ad: </text:span><text:span text:style-name="T16"><text:text-input text:description="&lt;r.adults&gt;">adults</text:text-input></text:span><text:span text:style-name="T16"> Ch: </text:span><text:span text:style-name="T16"><text:text-input text:description="&lt;r.children&gt;">children</text:text-input></text:span></text:p>
                  <text:p text:style-name="P23"><text:text-input text:description="&lt;/for&gt;">end for rooming</text:text-input></text:p>
                  <text:p text:style-name="P10"><text:text-input text:description="&lt;/if&gt;">/hotel</text:text-input></text:p>
                  <text:p text:style-name="P10"><text:span text:style-name="T17"><text:text-input text:description="&lt;if test=&quot;l.sale_context_id.category_id.id == 8&quot;&gt;">transfer</text:text-input></text:span></text:p>
                  <text:p text:style-name="P24"><text:span text:style-name="T17"><text:text-input text:description="&lt;l.transfer_1_vehicle_type_id.name&gt;">type</text:text-input></text:span><text:span text:style-name="T17"> </text:span><text:span text:style-name="T17"><text:text-input text:description="&lt;l.transfer_2_guide_id.name&gt;">guide</text:text-input></text:span><text:span text:style-name="T17"> </text:span><text:span text:style-name="T17"><text:text-input text:description="&lt;l.transfer_3_confort_id.name&gt;">confort</text:text-input></text:span></text:p>
                  <text:p text:style-name="P10"><text:span text:style-name="T17"><text:text-input text:description="&lt;/if&gt;">/transfer</text:text-input></text:span></text:p>
                </table:table-cell>
              </table:table-row>
            </table:table>
            <text:p text:style-name="P18"><text:span text:style-name="T2"><text:text-input text:description="&lt;/for&gt;">end products</text:text-input></text:span></text:p>
          </table:table-cell>
        </table:table-row>
      </table:table>
      <text:p text:style-name="P9"><text:span text:style-name="T5"><text:text-input text:description="&lt;/for&gt;">end for objects</text:text-input>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09T15:02:44.181640381</dc:date>
    <dc:creator>Yuriq Quintana</dc:creator>
    <meta:editing-duration>PT22H35M45S</meta:editing-duration>
    <meta:editing-cycles>60</meta:editing-cycles>
    <meta:generator>LibreOffice/4.2.6.3$Linux_X86_64 LibreOffice_project/420m0$Build-3</meta:generator>
    <meta:document-statistic meta:table-count="3" meta:image-count="0" meta:object-count="0" meta:page-count="1" meta:paragraph-count="30" meta:word-count="121" meta:character-count="413" meta:non-whitespace-character-count="385"/>
  </office:meta>
</office:document-meta>
</file>